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bbb" officeooo:paragraph-rsid="000dcbbb"/>
    </style:style>
    <style:style style:name="P2" style:family="paragraph" style:parent-style-name="Standard">
      <style:text-properties officeooo:rsid="000ebf22" officeooo:paragraph-rsid="000ebf22"/>
    </style:style>
    <style:style style:name="P3" style:family="paragraph" style:parent-style-name="Standard">
      <style:text-properties officeooo:rsid="000ff34d" officeooo:paragraph-rsid="000ff34d"/>
    </style:style>
    <style:style style:name="P4" style:family="paragraph" style:parent-style-name="Standard">
      <style:text-properties officeooo:rsid="00100e84" officeooo:paragraph-rsid="00100e84"/>
    </style:style>
    <style:style style:name="T1" style:family="text">
      <style:text-properties officeooo:rsid="000ebf22"/>
    </style:style>
    <style:style style:name="T2" style:family="text">
      <style:text-properties officeooo:rsid="000ff34d"/>
    </style:style>
    <style:style style:name="T3" style:family="text">
      <style:text-properties officeooo:rsid="00100e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Display all the information <text:span text:style-name="T1">of the emp table.</text:span></text:p>
      <text:p text:style-name="P2">=&gt;Select * from emp;</text:p>
      <text:p text:style-name="P2">2.Display unique jobs from EMP table.</text:p>
      <text:p text:style-name="P2">=&gt;select Distinct job from emp;</text:p>
      <text:p text:style-name="P2">3.List the details of the emps in asc order of their salaries</text:p>
      <text:p text:style-name="P2">=&gt;select * from emp orderby sal asc;</text:p>
      <text:p text:style-name="P2">4.List the details of the emps in asc order of the Deptnos and desc of Jobs.</text:p>
      <text:p text:style-name="P2">=&gt;Select * from emp orderby Deptno asc , Job de<text:span text:style-name="T2">sc;</text:span></text:p>
      <text:p text:style-name="P3">5.Display all the Unique job groups in the descending order.</text:p>
      <text:p text:style-name="P3">=&gt;Select Distinct job from emp order by job desc;</text:p>
      <text:p text:style-name="P3">6.Display all the details of all <text:s/>‘Mgrs’</text:p>
      <text:p text:style-name="P3">=&gt;select * from emp where job=’Manager’;</text:p>
      <text:p text:style-name="P3">7.List the emps who joined before 1981.</text:p>
      <text:p text:style-name="P3">=&gt;Select * from emp where hiredate&lt;’1981’;</text:p>
      <text:p text:style-name="P3">8.List the Empno,Ename,sal,Dailysal of all Employees in the Asc order of Annsal.</text:p>
      <text:p text:style-name="P3">=&gt; select empno,ename,sal,(sal/30) as Dailysal from emp order by (sal*12) asc;</text:p>
      <text:p text:style-name="P3">9.Display the empno,ename,job,hiredate,exp of all mgrs</text:p>
      <text:p text:style-name="P3">=&gt;select empno,ename,job,hiredate,Datediff(mm,hiredate,getDate()) as Exp from emp where job=’Manager’;</text:p>
      <text:p text:style-name="P3">10.List the empno,ename,sal,exp of all emp<text:span text:style-name="T3">s</text:span></text:p>
      <text:p text:style-name="P4">=&gt;Select empno,ename,sal ,<text:span text:style-name="T2">,Datediff(mm,hiredate,getDate()) as Exp </text:span>from emp;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6:26:32.110153295</meta:creation-date>
    <dc:date>2019-06-28T10:52:41.103146734</dc:date>
    <meta:editing-duration>PT6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63" meta:character-count="1060" meta:non-whitespace-character-count="916"/>
  </office:meta>
</office:document-meta>
</file>